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style:font-name="JetBrains Mono Medium" fo:font-weight="bold" style:font-weight-asian="bold" style:font-weight-complex="bold"/>
    </style:style>
    <style:style style:name="P2" style:family="paragraph" style:parent-style-name="Standard">
      <style:text-properties style:font-name="JetBrains Mono Medium" fo:font-weight="normal" style:font-weight-asian="normal" style:font-weight-complex="normal"/>
    </style:style>
    <style:style style:name="P3" style:family="paragraph" style:parent-style-name="Standard">
      <style:text-properties style:font-name="JetBrains Mono Medium" fo:font-weight="normal" officeooo:paragraph-rsid="00092889" style:font-weight-asian="normal" style:font-weight-complex="normal"/>
    </style:style>
    <style:style style:name="P4" style:family="paragraph" style:parent-style-name="Standard">
      <style:text-properties style:font-name="JetBrains Mono Medium" fo:font-weight="normal" officeooo:paragraph-rsid="00073d86" style:font-weight-asian="normal" style:font-weight-complex="normal"/>
    </style:style>
    <style:style style:name="P5" style:family="paragraph" style:parent-style-name="Standard">
      <style:text-properties style:font-name="JetBrains Mono Medium" fo:font-weight="normal" officeooo:paragraph-rsid="000928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8fb5" style:font-weight-asian="bold" style:font-weight-complex="bold"/>
    </style:style>
    <style:style style:name="T3" style:family="text">
      <style:text-properties fo:font-weight="bold" officeooo:rsid="00092889" style:font-weight-asian="bold" style:font-weight-complex="bold"/>
    </style:style>
    <style:style style:name="T4" style:family="text">
      <style:text-properties officeooo:rsid="00058fb5"/>
    </style:style>
    <style:style style:name="T5" style:family="text">
      <style:text-properties fo:font-weight="normal" officeooo:rsid="00058fb5" style:font-weight-asian="normal" style:font-weight-complex="normal"/>
    </style:style>
    <style:style style:name="T6" style:family="text">
      <style:text-properties fo:font-weight="normal" officeooo:rsid="00073d86" style:font-weight-asian="normal" style:font-weight-complex="normal"/>
    </style:style>
    <style:style style:name="T7" style:family="text">
      <style:text-properties officeooo:rsid="00073d86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officeooo:rsid="00058fb5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73d86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officeooo:rsid="00092889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variant="normal" fo:text-transform="none" fo:color="#0f0f0f" loext:opacity="100%" style:font-name="S hne" fo:font-size="12pt" fo:letter-spacing="normal" fo:font-style="normal"/>
    </style:style>
    <style:style style:name="T15" style:family="text">
      <style:text-properties fo:font-variant="normal" fo:text-transform="none" fo:color="#0f0f0f" loext:opacity="100%" style:font-name="S hne" fo:font-size="12pt" fo:letter-spacing="normal" fo:font-style="normal" style:font-weight-asian="normal" style:font-weight-complex="normal"/>
    </style:style>
    <style:style style:name="T16" style:family="text">
      <style:text-properties fo:font-variant="normal" fo:text-transform="none" fo:color="#0f0f0f" loext:opacity="100%" fo:font-size="12pt" fo:letter-spacing="normal" fo:font-style="normal"/>
    </style:style>
    <style:style style:name="T17" style:family="text">
      <style:text-properties fo:font-variant="normal" fo:text-transform="none" fo:color="#0f0f0f" loext:opacity="100%" fo:font-size="12pt" fo:letter-spacing="normal" fo:font-style="normal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058fb5" style:font-weight-asian="normal" style:font-weight-complex="normal"/>
    </style:style>
    <style:style style:name="T20" style:family="text">
      <style:text-properties officeooo:rsid="0009288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Entry_exit_form(</text:span><text:span text:style-name="T9">form_id</text:span><text:span text:style-name="T5">, timestamp, type, employee_id, branch_id</text:span><text:span text:style-name="T4">)</text:span></text:p>
      <text:p text:style-name="P1"/>
      <text:p text:style-name="P2">Reference:</text:p>
      <text:p text:style-name="P3"><text:span text:style-name="T4">employee_id</text:span> -&gt; <text:span text:style-name="T1">Employee.</text:span>account_id</text:p>
      <text:p text:style-name="P3">branch -&gt; <text:span text:style-name="T1">Branch</text:span>.branch_id</text:p>
      <text:p text:style-name="P2"/>
      <text:p text:style-name="P2">Data type:</text:p>
      <text:p text:style-name="P2">form_id: UUID</text:p>
      <text:p text:style-name="P2">timestamp: Date</text:p>
      <text:p text:style-name="P5"><text:span text:style-name="T18">type: char(</text:span><text:span text:style-name="T20">6</text:span><text:span text:style-name="T18">) “</text:span><text:span text:style-name="T16">Import</text:span><text:span text:style-name="T18">” or “</text:span><text:span text:style-name="T17">Export</text:span><text:span text:style-name="T18">”</text:span></text:p>
      <text:p text:style-name="P3"><text:span text:style-name="T4">employee_id</text:span>: UUID</text:p>
      <text:p text:style-name="P3"><text:span text:style-name="T4">branch_id</text:span>: int</text:p>
      <text:p text:style-name="P2"/>
      <text:p text:style-name="P5"><text:span text:style-name="T1">Book_in_form</text:span><text:span text:style-name="T3">(</text:span><text:span text:style-name="T12">form_id</text:span><text:span text:style-name="T11">, ISBN</text:span><text:span text:style-name="T18">,</text:span><text:span text:style-name="T16">quantity</text:span><text:span text:style-name="T18">)</text:span></text:p>
      <text:p text:style-name="P2"/>
      <text:p text:style-name="P3">Reference:</text:p>
      <text:p text:style-name="P3">form_id: <text:span text:style-name="T2">Entry_exit_form</text:span><text:span text:style-name="T1">.</text:span>form_id</text:p>
      <text:p text:style-name="P2">ISBN: <text:span text:style-name="T1">Book</text:span>.ISBN</text:p>
      <text:p text:style-name="P2"/>
      <text:p text:style-name="P2">Data type:</text:p>
      <text:p text:style-name="P2">form_id:UUID</text:p>
      <text:p text:style-name="P2">ISBN: char(<text:span text:style-name="T7">13</text:span>)</text:p>
      <text:p text:style-name="P4">quantity: integer</text:p>
      <text:p text:style-name="P2"/>
      <text:p text:style-name="P1">Danh_gia<text:span text:style-name="T7">(</text:span><text:span text:style-name="T10">Ma_danh_gia</text:span><text:span text:style-name="T6">, diem_danh_gia, thoi_gian, trang_thai, binh_luan, ISBN, ma_tai_khoan</text:span><text:span text:style-name="T7">)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9:31:49.573069260</meta:creation-date>
    <meta:generator>LibreOffice/7.3.7.2$Linux_X86_64 LibreOffice_project/30$Build-2</meta:generator>
    <dc:date>2023-11-18T20:09:58.107279276</dc:date>
    <meta:editing-duration>PT7M10S</meta:editing-duration>
    <meta:editing-cycles>1</meta:editing-cycles>
    <meta:document-statistic meta:table-count="0" meta:image-count="0" meta:object-count="0" meta:page-count="1" meta:paragraph-count="19" meta:word-count="48" meta:character-count="474" meta:non-whitespace-character-count="445"/>
  </office:meta>
</office:document-meta>
</file>